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3.3625in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background-color="#81d41a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646in" fo:margin-left="0in" table:align="left"/>
    </style:style>
    <style:style style:name="Table5.A" style:family="table-column">
      <style:table-column-properties style:column-width="1.8125in"/>
    </style:style>
    <style:style style:name="Table5.B" style:family="table-column">
      <style:table-column-properties style:column-width="1.552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81d41a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3625in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4576ac7" officeooo:paragraph-rsid="04576ac7"/>
    </style:style>
    <style:style style:name="P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style:use-window-font-color="true" loext:opacity="0%" style:font-name="Liberation Serif" fo:font-size="11pt" fo:font-style="italic" fo:font-weight="normal" officeooo:rsid="04599906" officeooo:paragraph-rsid="04599906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Text_20_body">
      <style:text-properties style:use-window-font-color="true" loext:opacity="0%" style:font-name="Liberation Serif" fo:font-size="11pt" fo:font-weight="normal" officeooo:rsid="04599906" officeooo:paragraph-rsid="04599906" style:font-size-asian="11pt" style:font-weight-asian="normal" style:font-size-complex="11pt" style:font-weight-complex="normal"/>
    </style:style>
    <style:style style:name="P4" style:family="paragraph" style:parent-style-name="Text_20_body">
      <style:text-properties style:use-window-font-color="true" loext:opacity="0%" style:font-name="Liberation Serif" fo:font-size="11pt" fo:font-weight="normal" officeooo:rsid="047b3fc3" officeooo:paragraph-rsid="047cd25b" style:font-size-asian="11pt" style:font-weight-asian="normal" style:font-size-complex="11pt" style:font-weight-complex="normal"/>
    </style:style>
    <style:style style:name="P5" style:family="paragraph" style:parent-style-name="Text_20_body">
      <style:text-properties style:use-window-font-color="true" loext:opacity="0%" style:font-name="Liberation Serif" fo:font-size="11pt" fo:font-weight="normal" officeooo:rsid="047bad89" officeooo:paragraph-rsid="047cd25b" style:font-size-asian="11pt" style:font-weight-asian="normal" style:font-size-complex="11pt" style:font-weight-complex="normal"/>
    </style:style>
    <style:style style:name="P6" style:family="paragraph" style:parent-style-name="Text_20_body">
      <style:text-properties style:use-window-font-color="true" loext:opacity="0%" style:font-name="Liberation Serif" fo:font-size="11pt" fo:font-weight="normal" officeooo:rsid="047cd25b" officeooo:paragraph-rsid="047cd25b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loext:opacity="0%" style:font-name="Liberation Serif" fo:font-size="11pt" fo:font-style="normal" fo:font-weight="normal" officeooo:rsid="047c1dcc" officeooo:paragraph-rsid="047cd25b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text-properties officeooo:rsid="045fe640" officeooo:paragraph-rsid="045fe640"/>
    </style:style>
    <style:style style:name="P9" style:family="paragraph" style:parent-style-name="Text_20_body">
      <style:text-properties officeooo:rsid="0465acc0" officeooo:paragraph-rsid="0465acc0"/>
    </style:style>
    <style:style style:name="P10" style:family="paragraph" style:parent-style-name="Text_20_body">
      <style:text-properties officeooo:rsid="0468b309" officeooo:paragraph-rsid="0474c6ea"/>
    </style:style>
    <style:style style:name="P11" style:family="paragraph" style:parent-style-name="Text_20_body">
      <style:text-properties officeooo:rsid="046a07fe" officeooo:paragraph-rsid="046a07fe"/>
    </style:style>
    <style:style style:name="P12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officeooo:paragraph-rsid="04599906"/>
    </style:style>
    <style:style style:name="P13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fb612" officeooo:paragraph-rsid="04599906" style:font-size-asian="11pt" style:font-style-asian="normal" style:font-size-complex="11pt" style:font-style-complex="normal"/>
    </style:style>
    <style:style style:name="P14" style:family="paragraph" style:parent-style-name="Text_20_body">
      <loext:graphic-properties draw:fill-hatch-name="hatch"/>
      <style:paragraph-properties fo:margin-top="0in" fo:margin-bottom="0in" style:contextual-spacing="false" fo:line-height="100%"/>
      <style:text-properties style:font-name="Liberation Serif" fo:font-size="11pt" fo:font-style="normal" officeooo:rsid="017d05df" officeooo:paragraph-rsid="04599906" style:font-size-asian="11pt" style:font-style-asian="normal" style:font-size-complex="11pt" style:font-style-complex="normal"/>
    </style:style>
    <style:style style:name="P15" style:family="paragraph" style:parent-style-name="Text_20_body">
      <style:text-properties officeooo:rsid="045e418f" officeooo:paragraph-rsid="045e418f"/>
    </style:style>
    <style:style style:name="P16" style:family="paragraph" style:parent-style-name="Text_20_body">
      <style:text-properties officeooo:rsid="046500f8" officeooo:paragraph-rsid="04670210"/>
    </style:style>
    <style:style style:name="P17" style:family="paragraph" style:parent-style-name="Text_20_body">
      <style:paragraph-properties fo:text-align="center" style:justify-single-word="false"/>
      <style:text-properties fo:font-style="italic" officeooo:paragraph-rsid="04861485" style:font-style-asian="italic" style:font-style-complex="italic"/>
    </style:style>
    <style:style style:name="P18" style:family="paragraph" style:parent-style-name="Text_20_body">
      <style:text-properties officeooo:paragraph-rsid="047635c6"/>
    </style:style>
    <style:style style:name="P19" style:family="paragraph" style:parent-style-name="Heading_20_1">
      <style:text-properties officeooo:rsid="04576ac7" officeooo:paragraph-rsid="04576ac7"/>
    </style:style>
    <style:style style:name="P20" style:family="paragraph" style:parent-style-name="Heading_20_3">
      <style:text-properties officeooo:rsid="04576ac7" officeooo:paragraph-rsid="04576ac7"/>
    </style:style>
    <style:style style:name="P21" style:family="paragraph" style:parent-style-name="Heading_20_4">
      <style:text-properties officeooo:rsid="045fe640" officeooo:paragraph-rsid="045fe640"/>
    </style:style>
    <style:style style:name="P22" style:family="paragraph" style:parent-style-name="Heading_20_4">
      <style:text-properties officeooo:rsid="04576ac7" officeooo:paragraph-rsid="04576ac7"/>
    </style:style>
    <style:style style:name="P23" style:family="paragraph" style:parent-style-name="Heading_20_4">
      <loext:graphic-properties draw:fill-gradient-name="gradient" draw:fill-hatch-name="hatch"/>
      <style:paragraph-properties fo:margin-top="0in" fo:margin-bottom="0in" style:contextual-spacing="false" fo:text-align="center" style:justify-single-word="false"/>
      <style:text-properties style:use-window-font-color="true" loext:opacity="0%" style:font-name="Liberation Serif" fo:font-size="15pt" fo:font-style="italic" fo:font-weight="bold" officeooo:rsid="04599906" officeooo:paragraph-rsid="04599906" style:font-name-asian="Microsoft YaHei" style:font-size-asian="15pt" style:font-style-asian="italic" style:font-weight-asian="bold" style:font-name-complex="Lucida Sans" style:font-size-complex="15pt" style:font-style-complex="italic" style:font-weight-complex="bold"/>
    </style:style>
    <style:style style:name="P24" style:family="paragraph" style:parent-style-name="Heading_20_4">
      <style:text-properties officeooo:rsid="046f7943" officeooo:paragraph-rsid="047635c6"/>
    </style:style>
    <style:style style:name="P25" style:family="paragraph" style:parent-style-name="Heading_20_4">
      <style:text-properties officeooo:rsid="0465acc0" officeooo:paragraph-rsid="0465acc0"/>
    </style:style>
    <style:style style:name="P26" style:family="paragraph" style:parent-style-name="Heading_20_4">
      <style:text-properties officeooo:rsid="046500f8" officeooo:paragraph-rsid="04670210"/>
    </style:style>
    <style:style style:name="P27" style:family="paragraph" style:parent-style-name="Heading_20_4">
      <style:text-properties officeooo:rsid="046a07fe" officeooo:paragraph-rsid="046a07fe"/>
    </style:style>
    <style:style style:name="P28" style:family="paragraph" style:parent-style-name="Heading_20_4">
      <style:text-properties officeooo:rsid="0468b309" officeooo:paragraph-rsid="0474c6ea"/>
    </style:style>
    <style:style style:name="T1" style:family="text">
      <style:text-properties style:use-window-font-color="true" loext:opacity="0%" style:font-name="Liberation Sans" fo:font-size="13.3000001907349pt" fo:font-style="italic" fo:font-weight="bold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2" style:family="text">
      <style:text-properties style:use-window-font-color="true" loext:opacity="0%" style:font-name="Liberation Sans" fo:font-size="13.3000001907349pt" fo:font-style="italic" fo:font-weight="bold" officeooo:rsid="0477b0f1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3" style:family="text">
      <style:text-properties style:use-window-font-color="true" loext:opacity="0%" style:font-name="Liberation Sans" fo:font-size="13.3000001907349pt" fo:font-style="italic" fo:font-weight="bold" officeooo:rsid="04797e94" style:font-name-asian="Microsoft YaHei" style:font-size-asian="13.3000001907349pt" style:font-style-asian="italic" style:font-weight-asian="bold" style:font-name-complex="Lucida Sans" style:font-size-complex="13.3000001907349pt" style:font-style-complex="italic" style:font-weight-complex="bold"/>
    </style:style>
    <style:style style:name="T4" style:family="text">
      <style:text-properties style:use-window-font-color="true" loext:opacity="0%" style:font-name="Liberation Serif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use-window-font-color="true" loext:opacity="0%" style:font-name="Liberation Serif" fo:font-size="11pt" fo:font-weight="normal" officeooo:rsid="045b6a5d" style:font-size-asian="11pt" style:font-weight-asian="normal" style:font-size-complex="11pt" style:font-weight-complex="normal"/>
    </style:style>
    <style:style style:name="T6" style:family="text">
      <style:text-properties style:use-window-font-color="true" loext:opacity="0%" style:font-name="Liberation Serif" fo:font-size="11pt" fo:font-weight="normal" officeooo:rsid="046fbe90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style:font-name="Liberation Serif" fo:font-size="11pt" fo:font-weight="normal" officeooo:rsid="047ac86c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style:font-name="Liberation Serif" fo:font-size="11pt" fo:font-weight="normal" officeooo:rsid="0485d973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style:font-name="Liberation Serif" fo:font-size="11pt" fo:font-weight="normal" officeooo:rsid="04861485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style:font-name="Liberation Serif" fo:font-size="11pt" fo:font-weight="normal" officeooo:rsid="04865267" style:font-size-asian="11pt" style:font-weight-asian="normal" style:font-size-complex="11pt" style:font-weight-complex="normal"/>
    </style:style>
    <style:style style:name="T11" style:family="text">
      <style:text-properties style:use-window-font-color="true" loext:opacity="0%" style:font-name="Liberation Serif" fo:font-size="11pt" fo:font-weight="normal" officeooo:rsid="04866425" style:font-size-asian="11pt" style:font-weight-asian="normal" style:font-size-complex="11pt" style:font-weight-complex="normal"/>
    </style:style>
    <style:style style:name="T12" style:family="text">
      <style:text-properties style:use-window-font-color="true" loext:opacity="0%" style:font-name="Liberation Serif" fo:font-size="11pt" fo:font-weight="normal" officeooo:rsid="04877f5f" style:font-size-asian="11pt" style:font-weight-asian="normal" style:font-size-complex="11pt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4958cf5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4977c3b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498fe43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4997193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49c563d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49f5332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fo:font-weight="normal" officeooo:rsid="045b6a5d" style:font-weight-asian="normal" style:font-weight-complex="normal"/>
    </style:style>
    <style:style style:name="T20" style:family="text">
      <style:text-properties style:use-window-font-color="true" loext:opacity="0%" fo:font-weight="normal" officeooo:rsid="045bd1d8" style:font-weight-asian="normal" style:font-weight-complex="normal"/>
    </style:style>
    <style:style style:name="T21" style:family="text">
      <style:text-properties style:use-window-font-color="true" loext:opacity="0%" fo:font-weight="normal" officeooo:rsid="049fb8e8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4576ac7"/>
    </style:style>
    <style:style style:name="T24" style:family="text">
      <style:text-properties officeooo:rsid="045b6a5d"/>
    </style:style>
    <style:style style:name="T25" style:family="text">
      <style:text-properties officeooo:rsid="04652850"/>
    </style:style>
    <style:style style:name="T26" style:family="text">
      <style:text-properties officeooo:rsid="046d3934"/>
    </style:style>
    <style:style style:name="T27" style:family="text">
      <style:text-properties officeooo:rsid="046f7943"/>
    </style:style>
    <style:style style:name="T28" style:family="text">
      <style:text-properties officeooo:rsid="047b1416"/>
    </style:style>
    <style:style style:name="T29" style:family="text">
      <style:text-properties officeooo:rsid="047bad89"/>
    </style:style>
    <style:style style:name="T30" style:family="text">
      <style:text-properties officeooo:rsid="047bb731"/>
    </style:style>
    <style:style style:name="T31" style:family="text">
      <style:text-properties officeooo:rsid="0480f35e"/>
    </style:style>
    <style:style style:name="T32" style:family="text">
      <style:text-properties officeooo:rsid="0482a754"/>
    </style:style>
    <style:style style:name="T33" style:family="text">
      <style:text-properties officeooo:rsid="0483829a"/>
    </style:style>
    <style:style style:name="T34" style:family="text">
      <style:text-properties officeooo:rsid="04852c13"/>
    </style:style>
    <style:style style:name="T35" style:family="text">
      <style:text-properties officeooo:rsid="04897593"/>
    </style:style>
    <style:style style:name="T36" style:family="text">
      <style:text-properties officeooo:rsid="0490c18b"/>
    </style:style>
    <style:style style:name="T37" style:family="text">
      <style:text-properties officeooo:rsid="049240e4"/>
    </style:style>
    <style:style style:name="T38" style:family="text">
      <style:text-properties officeooo:rsid="049328bf"/>
    </style:style>
    <style:style style:name="T39" style:family="text">
      <style:text-properties officeooo:rsid="04949c0f"/>
    </style:style>
    <style:style style:name="T40" style:family="text">
      <style:text-properties officeooo:rsid="0494d4e2"/>
    </style:style>
    <style:style style:name="T41" style:family="text">
      <style:text-properties officeooo:rsid="049f5332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Soulshorn</text:h>
      <text:p text:style-name="P17">“<text:span text:style-name="T10">You would make an excellent teacher, you know, </text:span><text:span text:style-name="T12">o</text:span><text:span text:style-name="T10">r </text:span><text:span text:style-name="T12">perhaps </text:span><text:span text:style-name="T10">a doctor. Y</text:span><text:span text:style-name="T8">ou have a very kind soul. </text:span></text:p>
      <text:p text:style-name="P17"><text:span text:style-name="T9">When your time </text:span><text:span text:style-name="T11">inevitably </text:span><text:span text:style-name="T9">comes</text:span><text:span text:style-name="T8">, I would love to taste it.</text:span><text:span text:style-name="T23">”</text:span></text:p>
      <text:section text:style-name="Sect1" text:name="Section1">
        <text:p text:style-name="P4">Soldiers grown by the Undermind itself to protect the Inner Earth, the soulshorn <text:span text:style-name="T35">are</text:span> eas<text:span text:style-name="T35">il</text:span>y distinguishable by their <text:span text:style-name="T35">multifaceted eyes, </text:span>moth-like wings, and skull-shaped pattern of markings on their face.</text:p>
        <text:p text:style-name="P4">The Inner Earth is a vast cavernous realm, lit by false sunlight, and dominated by a ubiquitous, <text:span text:style-name="T29">all-knowing</text:span> fungal growth, the Undermind. <text:span text:style-name="T29">Ever since the Undermind trapped the elder dragon </text:span><text:span text:style-name="T37">A</text:span><text:span text:style-name="T36">rlom</text:span><text:span text:style-name="T29">weer</text:span><text:span text:style-name="T36">ox</text:span><text:span text:style-name="T29"> in its realm, in places near where the boundary between Orden and the Inner Earth is thin, the souls of </text:span><text:span text:style-name="T38">the </text:span><text:span text:style-name="T29">dead do not dissipate </text:span><text:span text:style-name="T38">as normal</text:span><text:span text:style-name="T29">. Instead, they fall like an apple from a tree down to the Inner Earth, where, like that apple, they rot on the ground and ultimately nourish the Undermind.</text:span></text:p>
        <text:p text:style-name="P5">The Undermind bears fruit, which feeds the protectors it has created for itself. These golden, sickeningly sweet fruit carry with them traces of the decayed souls that nourished the growth, <text:span text:style-name="T30">and those who partake of the fruit aggregate the soul matter within.</text:span></text:p>
        <text:p text:style-name="P7">When a soulshorn leaves the Inner Earth to a realm without <text:span text:style-name="T31">a smog of souls</text:span>, their wings <text:span text:style-name="T32">have nothing to </text:span><text:span text:style-name="T33">properly </text:span><text:span text:style-name="T32">beat against and don’t function as well</text:span>. Soulshorn <text:span text:style-name="T34">are not created with souls of their own, but each forms and grows their own by carefully selecting which fruit to eat.</text:span></text:p>
        <text:h text:style-name="P20" text:outline-level="3">On Soulshorn</text:h>
        <text:p text:style-name="P6">Fiction here <text:span text:style-name="T39">about a guard hailed to question the strange </text:span><text:span text:style-name="T40">moth-wing</text:span><text:span text:style-name="T39"> man at the market.</text:span></text:p>
        <text:p text:style-name="Horizontal_20_Line"/>
        <text:h text:style-name="P20" text:outline-level="3">Soulshorn Traits</text:h>
        <text:p text:style-name="P1">Soulshorn heroes have access to the following traits.</text:p>
        <text:h text:style-name="P21" text:outline-level="4">Signature Trait: Lightweight</text:h>
        <text:p text:style-name="P8">Your body is light for a creature of your height. Your size is considered 1S when being force moved by another creature.</text:p>
        <text:h text:style-name="P22" text:outline-level="4">Signature Trait: Pupate</text:h>
        <text:p text:style-name="P3">You can use the following ability:</text:p>
        <table:table table:name="Table4" table:style-name="Table4">
          <table:table-column table:style-name="Table4.A"/>
          <table:table-row table:style-name="TableLine2245864353520">
            <table:table-cell table:style-name="Table4.A1" office:value-type="string">
              <text:h text:style-name="P23" text:outline-level="4">Pupate</text:h>
            </table:table-cell>
          </table:table-row>
          <table:table-row table:style-name="TableLine2245864357872">
            <table:table-cell table:style-name="Table4.A2" office:value-type="string">
              <text:p text:style-name="P2">You shear the soul from the recently slain <text:span text:style-name="T24">and </text:span><text:span text:style-name="T25">consume</text:span><text:span text:style-name="T24"> it to evolve.</text:span></text:p>
            </table:table-cell>
          </table:table-row>
        </table:table>
        <table:table table:name="Table5" table:style-name="Table5">
          <table:table-column table:style-name="Table5.A"/>
          <table:table-column table:style-name="Table5.B"/>
          <table:table-row table:style-name="TableLine2245864359776">
            <table:table-cell table:style-name="Table5.A1" office:value-type="string">
              <text:p text:style-name="P12"><text:span text:style-name="T22">KW</text:span>: –</text:p>
            </table:table-cell>
            <table:table-cell table:style-name="Table5.B1" office:value-type="string">
              <text:p text:style-name="P12"><text:span text:style-name="T22">Type</text:span>: Triggered</text:p>
            </table:table-cell>
          </table:table-row>
          <table:table-row table:style-name="TableLine2245864361136">
            <table:table-cell table:style-name="Table5.A2" office:value-type="string">
              <text:p text:style-name="P12"><text:span text:style-name="T22">Distance</text:span>: Self</text:p>
            </table:table-cell>
            <table:table-cell table:style-name="Table5.B2" office:value-type="string">
              <text:p text:style-name="P12"><text:span text:style-name="T22">Target</text:span>: <text:span text:style-name="T5">Self</text:span></text:p>
            </table:table-cell>
          </table:table-row>
        </table:table>
        <table:table table:name="Table6" table:style-name="Table6">
          <table:table-column table:style-name="Table6.A"/>
          <table:table-row table:style-name="TableLine2245864354880">
            <table:table-cell table:style-name="Table6.A1" office:value-type="string">
              <text:p text:style-name="P14"><text:span text:style-name="T22">Trigger</text:span>: <text:span text:style-name="T19">An adjacent </text:span><text:span text:style-name="T21">non-Soulless </text:span><text:span text:style-name="T19">enemy dies.</text:span></text:p>
            </table:table-cell>
          </table:table-row>
          <table:table-row table:style-name="TableLine2245864369024">
            <table:table-cell table:style-name="Table6.A2" office:value-type="string">
              <text:p text:style-name="P13"><text:span text:style-name="T22">Effect</text:span>: <text:span text:style-name="T20">You gain 10 temporary Stamina. </text:span></text:p>
            </table:table-cell>
          </table:table-row>
        </table:table>
        <text:p text:style-name="Standard"/>
        <text:h text:style-name="Heading_20_4" text:outline-level="4">Purchased Soulshorn Traits</text:h>
        <text:p text:style-name="P15">You have <text:span text:style-name="T26">4</text:span> ancestry points to spend on the following traits.</text:p>
        <text:h text:style-name="P24" text:outline-level="4">Adhesive Pads (Costs 1 Point)</text:h>
        <text:p text:style-name="P18"><text:span text:style-name="T27">Your hands have small disc-shaped bristles. </text:span><text:span text:style-name="T14">Attempts to escape your grab </text:span><text:span text:style-name="T15">gain</text:span><text:span text:style-name="T14"> a bane on the resistance roll</text:span><text:span text:style-name="T6">. </text:span><text:span text:style-name="T13">Additionally, you </text:span><text:span text:style-name="T16">have an edge</text:span><text:span text:style-name="T13"> on tests made to hold onto </text:span><text:span text:style-name="T17">objects and surfaces</text:span><text:span text:style-name="T13"> </text:span><text:span text:style-name="T16">with both your bare hands</text:span><text:span text:style-name="T13">.</text:span></text:p>
        <text:h text:style-name="P25" text:outline-level="4">Death Mask (Costs 1 Point)</text:h>
        <text:p text:style-name="P9">When you fail a Presence test, you can roll a d6. You lose Stamina equal to the roll and improve the result of your test by one tier. You can use this perk only once per test.</text:p>
        <text:h text:style-name="P26" text:outline-level="4">Hatch (Costs 1 Point)</text:h>
        <text:p text:style-name="P16">While you have temporary Stamina, when you take damage, as a free triggered action, your movement gains the Fly keyword until the end of your next turn.</text:p>
        <text:h text:style-name="P27" text:outline-level="4"><text:span text:style-name="T3">Rotting</text:span><text:span text:style-name="T2"> Blood</text:span> (Costs 2 Points)</text:h>
        <text:p text:style-name="P11">While you are bleeding, your <text:span text:style-name="T7">Melee</text:span> attacks deal an extra <text:span text:style-name="T28">2</text:span> SURGE<text:span text:style-name="T28">S</text:span> of <text:span text:style-name="T18">acid</text:span> damage.</text:p>
        <text:h text:style-name="P28" text:outline-level="4"><text:soft-page-break/>You Are What You Eat (Costs <text:span text:style-name="T1">2</text:span> Points)</text:h>
        <text:p text:style-name="P10">Having <text:span text:style-name="T4">consumed</text:span> many of their souls, you gain a purchasable trait that costs 1 ancestry point from any ancestry. You can take this trait multiple times, selecting a new cost 1 trait from your previous ancestry each time you take this trait.</text:p>
        <text:h text:style-name="Heading_20_4" text:outline-level="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1pt" fo:font-weight="normal" officeooo:rsid="0185a231" style:font-size-asian="11pt" style:font-weight-asian="normal" style:font-size-complex="11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use-window-font-color="true" loext:opacity="0%" fo:font-size="130%" fo:font-weight="bold" officeooo:rsid="001b50a5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fo:font-size="18pt" style:text-underline-style="solid" style:text-underline-width="auto" style:text-underline-color="font-color" fo:font-weight="bold" officeooo:rsid="02c4d157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use-window-font-color="true" loext:opacity="0%" fo:font-size="101%" fo:font-weight="bold" officeooo:rsid="00294aa8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46in" fo:margin-bottom="0.0846in" style:contextual-spacing="false"/>
      <style:text-properties style:use-window-font-color="true" loext:opacity="0%" fo:font-size="95%" fo:font-style="italic" fo:font-weight="bold" officeooo:rsid="005f6810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able_20_Contents">
      <style:paragraph-properties fo:text-align="start" style:justify-single-word="false"/>
      <style:text-properties style:font-name="Liberation Serif" fo:font-family="'Liberation Serif'" style:font-family-generic="roman" style:font-pitch="variable" fo:font-size="11pt" fo:font-style="italic" fo:font-weight="normal" officeooo:rsid="01c3e74d" style:font-size-asian="11pt" style:font-style-asian="italic" style:font-weight-asian="normal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10T13:56:41.270000000</dc:date>
    <meta:editing-duration>P1DT8H22M32S</meta:editing-duration>
    <meta:editing-cycles>1115</meta:editing-cycles>
    <meta:generator>LibreOffice/7.2.2.2$Windows_X86_64 LibreOffice_project/02b2acce88a210515b4a5bb2e46cbfb63fe97d56</meta:generator>
    <meta:document-statistic meta:table-count="3" meta:image-count="0" meta:object-count="0" meta:page-count="2" meta:paragraph-count="35" meta:word-count="532" meta:character-count="3071" meta:non-whitespace-character-count="2571"/>
  </office:meta>
</office:document-meta>
</file>